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4.522cm"/>
    </style:style>
    <style:style style:name="gr3" style:family="graphic" style:parent-style-name="standard">
      <style:graphic-properties draw:textarea-horizontal-align="justify" draw:textarea-vertical-align="middle" draw:auto-grow-height="false" fo:min-height="1.194cm" fo:min-width="2.744cm"/>
    </style:style>
    <style:style style:name="gr4" style:family="graphic" style:parent-style-name="standard">
      <style:graphic-properties draw:textarea-horizontal-align="justify" draw:textarea-vertical-align="middle" draw:auto-grow-height="false" fo:min-height="4.509cm" fo:min-width="7.19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49cm" fo:min-width="4.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start"/>
      <style:text-properties fo:font-size="10.5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9pt" style:font-size-asian="18pt" style:font-size-complex="18pt"/>
    </style:style>
    <style:style style:name="P6" style:family="paragraph">
      <style:paragraph-properties fo:text-align="start"/>
      <style:text-properties fo:font-size="9pt" style:font-size-asian="18pt" style:font-size-complex="18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4" draw:id="id4" draw:layer="layout" svg:width="4.3cm" svg:height="1.9cm" svg:x="8.06cm" svg:y="9.066cm">
          <text:p text:style-name="P1">Ubuntu 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3cm" svg:height="1.9cm" svg:x="15.87cm" svg:y="5.886cm">
          <text:p text:style-name="P1">Token Verify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1cm" svg:height="2.1cm" svg:x="15.43cm" svg:y="8.936cm">
          <text:p text:style-name="P1">Websocket Server</text:p>
          <text:p text:style-name="P1">(PHP Swoo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3cm" svg:height="1.9cm" svg:x="10.83cm" svg:y="14.736cm">
          <text:p text:style-name="P1">Mobile Cli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4cm" svg:height="1.6cm" svg:x="20.299cm" svg:y="12.403cm">
          <text:p text:style-name="P1">Redis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3cm" svg:height="1.9cm" svg:x="24.27cm" svg:y="8.966cm">
          <text:p text:style-name="P1">eCho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7.698cm" svg:height="4.759cm" svg:x="18.145cm" svg:y="15.321cm">
          <text:p text:style-name="P2"><text:span text:style-name="T1">User Info Data (hash)</text:span></text:p>
          <text:p text:style-name="P3"><text:span text:style-name="T1">Key : user_id</text:span></text:p>
          <text:p text:style-name="P3"><text:span text:style-name="T1">Values : </text:span></text:p>
          <text:p text:style-name="P3"><text:span text:style-name="T1">{</text:span></text:p>
          <text:p text:style-name="P3"><text:span text:style-name="T1"><text:tab/></text:span><text:span text:style-name="T1">fake_user_id:[1,2,3,4,5],</text:span></text:p>
          <text:p text:style-name="P3"><text:span text:style-name="T1"><text:tab/></text:span><text:span text:style-name="T1">username:'test',</text:span></text:p>
          <text:p text:style-name="P3"><text:span text:style-name="T1"><text:tab/></text:span><text:span text:style-name="T1">client_id : mobile =&gt; [1,2], pc=&gt;[5,6], web=&gt;[9,23],</text:span></text:p>
          <text:p text:style-name="P3"><text:span text:style-name="T1"><text:tab/></text:span><text:span text:style-name="T1">realname : 'ceshi',</text:span></text:p>
          <text:p text:style-name="P3"><text:span text:style-name="T1">}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9.784cm" svg:y1="10.729cm" svg:x2="21.999cm" svg:y2="12.403cm" draw:start-shape="id1" draw:start-glue-point="9" draw:end-shape="id2" draw:end-glue-point="0" svg:d="M19784 10729l2215 1674" svg:viewBox="0 0 2216 1675">
          <text:p/>
        </draw:connector>
        <draw:connector draw:style-name="gr5" draw:text-style-name="P4" draw:layer="layout" draw:type="line" svg:x1="12.98cm" svg:y1="14.736cm" svg:x2="16.176cm" svg:y2="10.729cm" draw:start-shape="id3" draw:start-glue-point="0" draw:end-shape="id1" draw:end-glue-point="7" svg:d="M12980 14736l3196-4007" svg:viewBox="0 0 3197 4008">
          <text:p/>
        </draw:connector>
        <draw:connector draw:style-name="gr5" draw:text-style-name="P4" draw:layer="layout" draw:type="line" svg:x1="12.36cm" svg:y1="10.016cm" svg:x2="15.43cm" svg:y2="9.986cm" draw:start-shape="id4" draw:start-glue-point="1" draw:end-shape="id1" svg:d="M12360 10016l3070-30" svg:viewBox="0 0 3071 31">
          <text:p/>
        </draw:connector>
        <draw:connector draw:style-name="gr5" draw:text-style-name="P4" draw:layer="layout" draw:type="line" svg:x1="18.02cm" svg:y1="7.786cm" svg:x2="17.98cm" svg:y2="8.936cm" draw:start-shape="id5" draw:start-glue-point="2" draw:end-shape="id1" draw:end-glue-point="4" svg:d="M18020 7786l-40 1150" svg:viewBox="0 0 41 1151">
          <text:p/>
        </draw:connector>
        <draw:connector draw:style-name="gr5" draw:text-style-name="P4" draw:layer="layout" draw:type="line" svg:x1="24.27cm" svg:y1="9.916cm" svg:x2="20.53cm" svg:y2="9.986cm" draw:start-shape="id6" draw:start-glue-point="3" draw:end-shape="id1" draw:end-glue-point="10" svg:d="M24270 9916l-3740 70" svg:viewBox="0 0 3741 71">
          <text:p/>
        </draw:connector>
        <draw:connector draw:style-name="gr5" draw:text-style-name="P4" draw:layer="layout" draw:type="line" svg:x1="21.999cm" svg:y1="14.003cm" svg:x2="21.994cm" svg:y2="15.321cm" draw:start-shape="id2" draw:start-glue-point="2" draw:end-shape="id7" draw:end-glue-point="0" svg:d="M21999 14003l-5 1318" svg:viewBox="0 0 6 1319">
          <text:p/>
        </draw:connector>
        <draw:custom-shape draw:style-name="gr6" draw:text-style-name="P5" xml:id="id12" draw:id="id12" draw:layer="layout" svg:width="5.735cm" svg:height="4.167cm" svg:x="12.44cm" svg:y="23.252cm">
          <text:p text:style-name="P5"><text:span text:style-name="T2">Item Data (hash)</text:span></text:p>
          <text:p text:style-name="P6"><text:span text:style-name="T2">Key : fake_user_id</text:span></text:p>
          <text:p text:style-name="P6"><text:span text:style-name="T2">Values : </text:span></text:p>
          <text:p text:style-name="P6"><text:span text:style-name="T2">{</text:span></text:p>
          <text:p text:style-name="P6"><text:span text:style-name="T2"><text:s text:c="4"/></text:span><text:span text:style-name="T2">fake_user_id:'ajlr32l2434ll',</text:span></text:p>
          <text:p text:style-name="P6"><text:span text:style-name="T2"><text:s text:c="4"/></text:span><text:span text:style-name="T2">Client_id : 9,</text:span></text:p>
          <text:p text:style-name="P6"><text:span text:style-name="T2"><text:s text:c="4"/></text:span><text:span text:style-name="T2">client_type : 'chrome',</text:span></text:p>
          <text:p text:style-name="P6"><text:span text:style-name="T2"><text:s text:c="4"/></text:span><text:span text:style-name="T2">sign_code : '',</text:span></text:p>
          <text:p text:style-name="P6"><text:span text:style-name="T2"><text:s text:c="4"/></text:span><text:span text:style-name="T2">last_sign_time : 1458693048,</text:span></text:p>
          <text:p text:style-name="P6"><text:span text:style-name="T2"><text:s text:c="4"/></text:span><text:span text:style-name="T2">token:dcj3jdjd4k33k3kj3jk3lldcdfe,</text:span></text:p>
          <text:p text:style-name="P6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5.28cm" svg:height="2.74cm" svg:x="12.36cm" svg:y="1.576cm">
          <text:p text:style-name="P1">JS websocket</text:p>
          <text:p text:style-name="P1">fake_user_id</text:p>
          <text:p text:style-name="P1">sign_code</text:p>
          <text:p text:style-name="P1">token</text:p>
          <text:p text:style-name="P1">token_last_tim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5cm" svg:y1="4.316cm" svg:x2="18.02cm" svg:y2="5.886cm" draw:start-shape="id8" draw:start-glue-point="2" draw:end-shape="id5" draw:end-glue-point="0" svg:d="M15000 4316l3020 1570" svg:viewBox="0 0 3021 1571">
          <text:p/>
        </draw:connector>
        <draw:custom-shape draw:style-name="gr7" draw:text-style-name="P1" xml:id="id9" draw:id="id9" draw:layer="layout" svg:width="5.28cm" svg:height="2.74cm" svg:x="18.51cm" svg:y="1.576cm">
          <text:p text:style-name="P1">JS Ajax</text:p>
          <text:p text:style-name="P1">fake_user_id</text:p>
          <text:p text:style-name="P1">sign_code</text:p>
          <text:p text:style-name="P1">token</text:p>
          <text:p text:style-name="P1">token_last_tim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21.15cm" svg:y1="4.316cm" svg:x2="18.02cm" svg:y2="5.886cm" draw:start-shape="id9" draw:start-glue-point="2" draw:end-shape="id5" draw:end-glue-point="0" svg:d="M21150 4316l-3130 1570" svg:viewBox="0 0 3131 1571">
          <text:p/>
        </draw:connector>
        <draw:custom-shape draw:style-name="gr6" draw:text-style-name="P5" xml:id="id10" draw:id="id10" draw:layer="layout" svg:width="5.735cm" svg:height="4.167cm" svg:x="19.136cm" svg:y="23.228cm">
          <text:p text:style-name="P5"><text:span text:style-name="T2">Item Data (hash)</text:span></text:p>
          <text:p text:style-name="P6"><text:span text:style-name="T2">Key : fake_user_id</text:span></text:p>
          <text:p text:style-name="P6"><text:span text:style-name="T2">Values : </text:span></text:p>
          <text:p text:style-name="P6"><text:span text:style-name="T2">{</text:span></text:p>
          <text:p text:style-name="P6"><text:span text:style-name="T2"><text:s text:c="4"/></text:span><text:span text:style-name="T2">fake_user_id:'ajlr32l2434ll',</text:span></text:p>
          <text:p text:style-name="P6"><text:span text:style-name="T2"><text:s text:c="4"/></text:span><text:span text:style-name="T2">Client_id : 9,</text:span></text:p>
          <text:p text:style-name="P6"><text:span text:style-name="T2"><text:s text:c="4"/></text:span><text:span text:style-name="T2">client_type : 'ubuntu',</text:span></text:p>
          <text:p text:style-name="P6"><text:span text:style-name="T2"><text:s text:c="4"/></text:span><text:span text:style-name="T2">sign_code : '',</text:span></text:p>
          <text:p text:style-name="P6"><text:span text:style-name="T2"><text:s text:c="4"/></text:span><text:span text:style-name="T2">last_sign_time : 1458693048,</text:span></text:p>
          <text:p text:style-name="P6"><text:span text:style-name="T2"><text:s text:c="4"/></text:span><text:span text:style-name="T2">token:dcj3jdjd4k33k3kj3jk3lldcdfe,</text:span></text:p>
          <text:p text:style-name="P6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5.735cm" svg:height="4.167cm" svg:x="25.966cm" svg:y="23.252cm">
          <text:p text:style-name="P5"><text:span text:style-name="T2">Item Data (hash)</text:span></text:p>
          <text:p text:style-name="P6"><text:span text:style-name="T2">Key : fake_user_id</text:span></text:p>
          <text:p text:style-name="P6"><text:span text:style-name="T2">Values : </text:span></text:p>
          <text:p text:style-name="P6"><text:span text:style-name="T2">{</text:span></text:p>
          <text:p text:style-name="P6"><text:span text:style-name="T2"><text:s text:c="4"/></text:span><text:span text:style-name="T2">fake_user_id:'ajlr32l2434ll',</text:span></text:p>
          <text:p text:style-name="P6"><text:span text:style-name="T2"><text:s text:c="4"/></text:span><text:span text:style-name="T2">Client_id : 9,</text:span></text:p>
          <text:p text:style-name="P6"><text:span text:style-name="T2"><text:s text:c="4"/></text:span><text:span text:style-name="T2">client_type : 'android',</text:span></text:p>
          <text:p text:style-name="P6"><text:span text:style-name="T2"><text:s text:c="4"/></text:span><text:span text:style-name="T2">sign_code : '',</text:span></text:p>
          <text:p text:style-name="P6"><text:span text:style-name="T2"><text:s text:c="4"/></text:span><text:span text:style-name="T2">last_sign_time : 1458693048,</text:span></text:p>
          <text:p text:style-name="P6"><text:span text:style-name="T2"><text:s text:c="4"/></text:span><text:span text:style-name="T2">token:dcj3jdjd4k33k3kj3jk3lldcdfe,</text:span></text:p>
          <text:p text:style-name="P6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1.994cm" svg:y1="20.08cm" svg:x2="22.003cm" svg:y2="23.228cm" draw:start-shape="id7" draw:start-glue-point="2" draw:end-shape="id10" svg:d="M21994 20080l9 3148" svg:viewBox="0 0 10 3149">
          <text:p/>
        </draw:connector>
        <draw:connector draw:style-name="gr5" draw:text-style-name="P4" draw:layer="layout" draw:type="curve" draw:line-skew="-0.505cm" svg:x1="21.994cm" svg:y1="20.08cm" svg:x2="28.833cm" svg:y2="23.252cm" draw:start-shape="id7" draw:start-glue-point="2" draw:end-shape="id11" svg:d="M21994 20080c0 1620 6839 34 6839 3172" svg:viewBox="0 0 6840 3173">
          <text:p/>
        </draw:connector>
        <draw:connector draw:style-name="gr5" draw:text-style-name="P4" draw:layer="layout" draw:type="curve" draw:line-skew="-0.435cm" svg:x1="21.994cm" svg:y1="20.08cm" svg:x2="15.307cm" svg:y2="23.252cm" draw:start-shape="id7" draw:start-glue-point="2" draw:end-shape="id12" draw:end-glue-point="0" svg:d="M21994 20080c0 1725-6687 139-6687 3172" svg:viewBox="0 0 6688 31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20:29:25.213000000</meta:creation-date>
    <dc:date>2016-11-08T13:19:25.028000000</dc:date>
    <meta:editing-duration>PT1H18M45S</meta:editing-duration>
    <meta:editing-cycles>44</meta:editing-cycles>
    <meta:generator>LibreOffice/5.2.2.2$Windows_x86 LibreOffice_project/8f96e87c890bf8fa77463cd4b640a2312823f3ad</meta:generator>
    <meta:document-statistic meta:object-count="23"/>
  </office:meta>
</office:document-meta>
</file>